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Italic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ourier 10 Pitch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eview of C Lessons</text:span></text:p>
          </draw:text-box>
        </draw:frame>
        <draw:frame presentation:style-name="pr2" draw:text-style-name="P2" draw:layer="layout" svg:width="25.199cm" svg:height="12.178cm" svg:x="1.4cm" svg:y="4.914cm" presentation:class="outline">
          <draw:text-box>
            <text:list text:style-name="L2">
              <text:list-item>
                <text:p text:style-name="P2"><text:span text:style-name="T2">What we've looked at so far</text:span></text:p>
              </text:list-item>
              <text:list-item>
                <text:p text:style-name="P2"><text:span text:style-name="T2">The calcula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at we've looked at so far</text:span></text:p>
          </draw:text-box>
        </draw:frame>
        <draw:frame presentation:style-name="pr2" draw:text-style-name="P2" draw:layer="layout" svg:width="25.199cm" svg:height="12.178cm" svg:x="1.4cm" svg:y="4.914cm" presentation:class="outline">
          <draw:text-box>
            <text:list text:style-name="L2">
              <text:list-item>
                <text:p text:style-name="P2"><text:span text:style-name="T2">We had a list of the ANSI C keywords:</text:span></text:p>
                <text:p text:style-name="P2"><text:span text:style-name="T3"/></text:p>
                <text:p text:style-name="P2"><text:span text:style-name="T3">auto</text:span><text:span text:style-name="T3"><text:tab/></text:span><text:span text:style-name="T3"><text:tab/></text:span><text:span text:style-name="T3">break</text:span><text:span text:style-name="T3"><text:tab/></text:span><text:span text:style-name="T3">case</text:span><text:span text:style-name="T3"><text:tab/></text:span><text:span text:style-name="T3">char</text:span><text:span text:style-name="T3"><text:tab/></text:span><text:span text:style-name="T3"><text:tab/></text:span><text:span text:style-name="T3">const</text:span><text:span text:style-name="T3"><text:tab/></text:span><text:span text:style-name="T3">continue</text:span><text:span text:style-name="T3"><text:tab/></text:span><text:span text:style-name="T3">default</text:span><text:span text:style-name="T3"><text:tab/></text:span><text:span text:style-name="T3">do</text:span></text:p>
                <text:p text:style-name="P2"><text:span text:style-name="T3">double</text:span><text:span text:style-name="T3"><text:tab/></text:span><text:span text:style-name="T3">else</text:span><text:span text:style-name="T3"><text:tab/></text:span><text:span text:style-name="T3"><text:tab/></text:span><text:span text:style-name="T3">enum</text:span><text:span text:style-name="T3"><text:tab/></text:span><text:span text:style-name="T3">extern</text:span><text:span text:style-name="T3"><text:tab/></text:span><text:span text:style-name="T3">float</text:span><text:span text:style-name="T3"><text:tab/></text:span><text:span text:style-name="T3"><text:tab/></text:span><text:span text:style-name="T3">for</text:span><text:span text:style-name="T3"><text:tab/></text:span><text:span text:style-name="T3">goto</text:span><text:span text:style-name="T3"><text:tab/></text:span><text:span text:style-name="T3"><text:tab/></text:span><text:span text:style-name="T3">if</text:span><text:span text:style-name="T3"><text:tab/></text:span><text:span text:style-name="T3">int</text:span></text:p>
                <text:p text:style-name="P2"><text:span text:style-name="T3">long</text:span><text:span text:style-name="T3"><text:tab/></text:span><text:span text:style-name="T3"><text:tab/></text:span><text:span text:style-name="T3">register</text:span><text:span text:style-name="T3"><text:tab/></text:span><text:span text:style-name="T3">return</text:span><text:span text:style-name="T3"><text:tab/></text:span><text:span text:style-name="T3">short</text:span><text:span text:style-name="T3"><text:tab/></text:span><text:span text:style-name="T3">signed</text:span><text:span text:style-name="T3"><text:tab/></text:span><text:span text:style-name="T3">sizeof</text:span><text:span text:style-name="T3"><text:tab/></text:span><text:span text:style-name="T3">static</text:span><text:span text:style-name="T3"><text:tab/></text:span><text:span text:style-name="T3">struct</text:span><text:span text:style-name="T3"><text:tab/></text:span></text:p>
                <text:p text:style-name="P2"><text:span text:style-name="T3">switch</text:span><text:span text:style-name="T3"><text:tab/></text:span><text:span text:style-name="T3">typedef</text:span><text:span text:style-name="T3"><text:tab/></text:span><text:span text:style-name="T3">union</text:span><text:span text:style-name="T3"><text:tab/></text:span><text:span text:style-name="T3">unsigned</text:span><text:span text:style-name="T3"><text:tab/></text:span><text:span text:style-name="T3">void</text:span><text:span text:style-name="T3"><text:tab/></text:span><text:span text:style-name="T3">volatile</text:span><text:span text:style-name="T3"><text:tab/></text:span><text:span text:style-name="T3">while</text:span></text:p>
                <text:p text:style-name="P2"><text:span text:style-name="T3"/></text:p>
              </text:list-item>
              <text:list-item>
                <text:p text:style-name="P2"><text:span text:style-name="T3">We have looked at all of the ones in bold :-</text:span></text:p>
                <text:p text:style-name="P2"><text:span text:style-name="T3"/></text:p>
                <text:p text:style-name="P2"><text:span text:style-name="T3">auto</text:span><text:span text:style-name="T3"><text:tab/></text:span><text:span text:style-name="T3"><text:tab/></text:span><text:span text:style-name="T3"> </text:span><text:span text:style-name="T4">break</text:span><text:span text:style-name="T3"><text:tab/></text:span><text:span text:style-name="T4">case</text:span><text:span text:style-name="T3"><text:tab/></text:span><text:span text:style-name="T4">char</text:span><text:span text:style-name="T3"><text:tab/></text:span><text:span text:style-name="T3">const</text:span><text:span text:style-name="T3"><text:tab/></text:span><text:span text:style-name="T4">continue</text:span><text:span text:style-name="T3"><text:tab/></text:span><text:span text:style-name="T4">default</text:span><text:span text:style-name="T3"><text:tab/></text:span><text:span text:style-name="T4">do</text:span></text:p>
                <text:p text:style-name="P2"><text:span text:style-name="T4">double</text:span><text:span text:style-name="T3"><text:tab/></text:span><text:span text:style-name="T4">else </text:span><text:span text:style-name="T3"><text:tab/></text:span><text:span text:style-name="T3"><text:tab/></text:span><text:span text:style-name="T4">enum</text:span><text:span text:style-name="T3"><text:tab/></text:span><text:span text:style-name="T3">extern</text:span><text:span text:style-name="T3"><text:tab/></text:span><text:span text:style-name="T4">float</text:span><text:span text:style-name="T3"><text:tab/></text:span><text:span text:style-name="T3"><text:tab/></text:span><text:span text:style-name="T4">for</text:span><text:span text:style-name="T3"><text:tab/></text:span><text:span text:style-name="T3">goto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4">if</text:span><text:span text:style-name="T3"><text:tab/></text:span><text:span text:style-name="T4">int</text:span></text:p>
                <text:p text:style-name="P2"><text:span text:style-name="T4">long</text:span><text:span text:style-name="T3"><text:tab/></text:span><text:span text:style-name="T3"><text:tab/></text:span><text:span text:style-name="T3">register</text:span><text:span text:style-name="T3"><text:tab/></text:span><text:span text:style-name="T4">return</text:span><text:span text:style-name="T3"><text:tab/></text:span><text:span text:style-name="T3">short</text:span><text:span text:style-name="T3"><text:tab/></text:span><text:span text:style-name="T3">signed</text:span><text:span text:style-name="T3"><text:tab/></text:span><text:span text:style-name="T3">sizeof</text:span><text:span text:style-name="T3"><text:tab/></text:span><text:span text:style-name="T3">static</text:span><text:span text:style-name="T3"><text:tab/></text:span><text:span text:style-name="T3">struct</text:span><text:span text:style-name="T3"><text:tab/></text:span></text:p>
                <text:p text:style-name="P2"><text:span text:style-name="T4">switch</text:span><text:span text:style-name="T3"><text:tab/></text:span><text:span text:style-name="T3">typedef</text:span><text:span text:style-name="T3"><text:tab/></text:span><text:span text:style-name="T3">union</text:span><text:span text:style-name="T3"><text:tab/></text:span><text:span text:style-name="T3">unsigned</text:span><text:span text:style-name="T3"><text:tab/></text:span><text:span text:style-name="T4">void</text:span><text:span text:style-name="T3"><text:tab/></text:span><text:span text:style-name="T3"><text:tab/></text:span><text:span text:style-name="T3">volatile</text:span><text:span text:style-name="T3"><text:tab/></text:span><text:span text:style-name="T4">while</text:span></text:p>
                <text:p text:style-name="P2"><text:span text:style-name="T3"/></text:p>
              </text:list-item>
              <text:list-item>
                <text:p text:style-name="P2"><text:span text:style-name="T3">So we have covered some of the basic of the language.</text:span></text:p>
                <text:p text:style-name="P2"><text:span text:style-name="T3"/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e last thing we looked at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Was the two versions of the factorial function, the recursive and iterative types.</text:span></text:p>
              </text:list-item>
              <text:list-item>
                <text:p text:style-name="P2"><text:span text:style-name="T2">Iterative – it uses a loop, and works out how many times it needs to go through the loop body.</text:span></text:p>
                <text:p text:style-name="P2"><text:span text:style-name="T2">for (int i=0; i&lt;100; i++) {</text:span></text:p>
                <text:list>
                  <text:list-header>
                    <text:p><text:span text:style-name="T2">do_some_processing;</text:span></text:p>
                    <text:p><text:span text:style-name="T2">}</text:span></text:p>
                  </text:list-header>
                </text:list>
              </text:list-item>
              <text:list-item>
                <text:p text:style-name="P2"><text:span text:style-name="T2">Recursive – a function that calls itself. <text:s/>The stopping condition often isn't known ahead of time, the function starts to unwind when some condition is reached.</text:span></text:p>
                <text:p text:style-name="P2"><text:span text:style-name="T2"/></text:p>
                <text:p text:style-name="P2"><text:span text:style-name="T2">E.g to add up the numbers 1 to 10 :-</text:span></text:p>
                <text:p text:style-name="P2"><text:span text:style-name="T2">Iterative:</text:span></text:p>
                <text:p text:style-name="P2"><text:span text:style-name="T2"/></text:p>
                <text:p text:style-name="P2"><text:span text:style-name="T5">int sum = 0;</text:span></text:p>
                <text:p text:style-name="P2"><text:span text:style-name="T5">for (int i=1; i&lt;=10; i++) {</text:span></text:p>
                <text:list>
                  <text:list-header>
                    <text:p><text:span text:style-name="T5">sum += i;</text:span></text:p>
                    <text:p><text:span text:style-name="T5">}</text:span></text:p>
                  </text:list-header>
                </text:list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>Recursive:-</text:span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ello World 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ello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adornments="Italic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13:04:40.189752385</meta:creation-date>
    <dc:date>2016-09-19T14:59:55.084303084</dc:date>
    <meta:editing-duration>PT1H9M23S</meta:editing-duration>
    <meta:editing-cycles>1</meta:editing-cycles>
    <meta:document-statistic meta:object-count="49"/>
    <meta:generator>LibreOffice/4.2.8.2$Linux_x86 LibreOffice_project/420m0$Build-2</meta:generator>
  </office:meta>
</office:document-meta>
</file>